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font-size="10.5pt" officeooo:paragraph-rsid="001dc89a" style:font-size-asian="10.5pt" style:font-size-complex="10.5pt"/>
    </style:style>
    <style:style style:name="P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0.5pt" officeooo:paragraph-rsid="001dc89a" style:font-size-asian="10.5pt" style:font-size-complex="10.5pt"/>
    </style:style>
    <style:style style:name="P3" style:family="paragraph" style:parent-style-name="Standard" style:master-page-name="">
      <loext:graphic-properties draw:fill="none"/>
      <style:paragraph-properties fo:margin-left="0cm" fo:margin-right="1cm" fo:text-indent="0cm" style:auto-text-indent="false" style:page-number="auto" fo:background-color="transparent"/>
      <style:text-properties fo:font-size="10.5pt" officeooo:paragraph-rsid="001dc89a" style:font-size-asian="10.5pt" style:font-size-complex="10.5pt"/>
    </style:style>
    <style:style style:name="P4" style:family="paragraph" style:parent-style-name="Standard" style:master-page-name="">
      <loext:graphic-properties draw:fill="none"/>
      <style:paragraph-properties fo:margin-left="0cm" fo:margin-right="0.7cm" fo:text-indent="0cm" style:auto-text-indent="false" style:page-number="auto" fo:background-color="transparent"/>
      <style:text-properties fo:font-size="10.5pt" officeooo:paragraph-rsid="001dc89a" style:font-size-asian="10.5pt" style:font-size-complex="10.5pt"/>
    </style:style>
    <style:style style:name="P5" style:family="paragraph" style:parent-style-name="Standard">
      <loext:graphic-properties draw:fill="none"/>
      <style:paragraph-properties fo:margin-left="0cm" fo:margin-right="1cm" fo:text-indent="0cm" style:auto-text-indent="false" fo:background-color="transparent"/>
      <style:text-properties fo:font-size="10.5pt" officeooo:paragraph-rsid="001dc89a" style:font-size-asian="10.5pt" style:font-size-complex="10.5pt"/>
    </style:style>
    <style:style style:name="T1" style:family="text">
      <style:text-properties officeooo:rsid="001ed035"/>
    </style:style>
    <style:style style:name="T2" style:family="text">
      <style:text-properties officeooo:rsid="00238fe4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Quadro1" text:anchor-type="page" text:anchor-page-number="1" svg:x="0.953cm" svg:y="0cm" svg:width="7.99cm" svg:height="6.001cm" draw:z-index="0">
        <draw:text-box>
          <text:p text:style-name="P1"/>
          <text:p text:style-name="P2"><text:database-display text:table-name="Planilha1" text:table-type="table" text:column-name="Funcionário" text:database-name="testeDB">&lt;Funcionário&gt;</text:database-display></text:p>
          <text:p text:style-name="P1"><text:database-display text:table-name="Planilha1" text:table-type="table" text:column-name="Endereço" text:database-name="testeDB">&lt;Endereço&gt;</text:database-display><text:span text:style-name="T1"><text:s/>- </text:span><text:span text:style-name="T1"><text:database-display text:table-name="Planilha1" text:table-type="table" text:column-name="Bairro" text:database-name="testeDB">&lt;Bairro&gt;</text:database-display></text:span><text:span text:style-name="T1"><text:s/>- </text:span><text:span text:style-name="T1"><text:database-display text:table-name="Planilha1" text:table-type="table" text:column-name="Complemento" text:database-name="testeDB">&lt;Complemento&gt;</text:database-display></text:span></text:p>
          <text:p text:style-name="P3"><text:span text:style-name="T2">CEP: </text:span><text:database-display text:table-name="Planilha1" text:table-type="table" text:column-name="CEP" text:database-name="testeDB">&lt;CEP&gt;</text:database-display><text:span text:style-name="T1"><text:s/>- </text:span><text:span text:style-name="T1"><text:database-display text:table-name="Planilha1" text:table-type="table" text:column-name="cidade" text:database-name="testeDB">&lt;cidade&gt;</text:database-display></text:span><text:span text:style-name="T1"><text:s/>- SP</text:span></text:p>
          <text:p text:style-name="P1"/>
          <text:p text:style-name="P2"/>
          <text:p text:style-name="P4"><text:database-display text:table-name="Planilha1" text:table-type="table" text:column-name="Funcionário" text:database-name="testeDB">&lt;Funcionário&gt;</text:database-display></text:p>
          <text:p text:style-name="P1"><text:database-display text:table-name="Planilha1" text:table-type="table" text:column-name="Endereço" text:database-name="testeDB">&lt;Endereço&gt;</text:database-display><text:span text:style-name="T1"><text:s/>- </text:span><text:span text:style-name="T1"><text:database-display text:table-name="Planilha1" text:table-type="table" text:column-name="Bairro" text:database-name="testeDB">&lt;Bairro&gt;</text:database-display></text:span><text:span text:style-name="T1"><text:s/>- </text:span><text:span text:style-name="T1"><text:database-display text:table-name="Planilha1" text:table-type="table" text:column-name="Complemento" text:database-name="testeDB">&lt;Complemento&gt;</text:database-display></text:span></text:p>
          <text:p text:style-name="P5"><text:span text:style-name="T2">CEP: </text:span><text:database-display text:table-name="Planilha1" text:table-type="table" text:column-name="CEP" text:database-name="testeDB">&lt;CEP&gt;</text:database-display><text:span text:style-name="T1"><text:s/>- </text:span><text:span text:style-name="T1"><text:database-display text:table-name="Planilha1" text:table-type="table" text:column-name="cidade" text:database-name="testeDB">&lt;cidade&gt;</text:database-display></text:span><text:span text:style-name="T1"><text:s/>- SP</text:span></text:p>
        </draw:text-box>
      </draw:fram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Frame_20_contents" style:display-name="Frame contents" style:family="paragraph" style:parent-style-name="Standard" style:class="extra"/>
    <style:style style:name="Labels" style:family="graphic" style:auto-update="true">
      <style:graphic-properties svg:width="9.999cm" svg:height="6.001cm" text:anchor-type="as-char" svg:y="0cm" fo:margin-left="0cm" fo:margin-right="0cm" fo:margin-top="0cm" fo:margin-bottom="0cm" style:protect="size position" style:vertical-pos="top" style:vertical-rel="baseline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9.999cm" fo:page-height="6.001cm" style:num-format="" style:paper-tray-name="Manual feed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17T16:06:30.956866800</meta:creation-date>
    <dc:date>2026-03-17T16:08:03.241688900</dc:date>
    <meta:editing-duration>PT1M31S</meta:editing-duration>
    <meta:editing-cycles>2</meta:editing-cycles>
    <meta:generator>LibreOffice/25.8.5.2$Windows_X86_64 LibreOffice_project/9c8b85f387cc00a89945a79c9e6239f32e450ac2</meta:generator>
    <meta:document-statistic meta:table-count="0" meta:image-count="0" meta:object-count="0" meta:page-count="1" meta:paragraph-count="6" meta:word-count="24" meta:character-count="152" meta:non-whitespace-character-count="134"/>
  </office:meta>
</office:document-meta>
</file>